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342A0AE2B0302A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379"/>
    </style:style>
    <style:style style:name="P2" style:family="paragraph" style:parent-style-name="Standard">
      <style:paragraph-properties fo:text-align="start" style:justify-single-word="false"/>
      <style:text-properties officeooo:paragraph-rsid="0019e379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9e37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e37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9e379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1629402017352838651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213433724339023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213434100691715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213434157849217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213433480687333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434213633573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213433510070105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213434371064309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3435519549638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3435222016766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434814391287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435568287676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42A0AE2B0302ADE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16T21:34:33.391526145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5.786998983</meta:creation-date>
    <meta:editing-duration>PT3M6S</meta:editing-duration>
    <meta:editing-cycles>3</meta:editing-cycles>
    <meta:generator>LibreOffice/5.0.6.2$Linux_X86_64 LibreOffice_project/00$Build-2</meta:generator>
    <dc:date>2016-08-16T21:34:33.325408518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